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c77dbb" fo:font-style="italic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6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58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89" style:family="text">
      <style:text-properties fo:font-size="10.00pt" fo:font-weight="normal" fo:font-family="Calibri" style:font-family-asian="Calibri" style:font-family-complex="Calibri" fo:background-color="transparent" fo:color="#6aab73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3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21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2aacb8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bcbec4" fo:font-style="italic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6aab73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46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7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59" style:family="text">
      <style:text-properties fo:font-size="10.00pt" fo:font-weight="normal" fo:font-family="Calibri" style:font-family-asian="Calibri" style:font-family-complex="Calibri" fo:background-color="transparent" fo:color="#7a7e85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c77dbb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56a8f5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cf8e6d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7a7e85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bcbec4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mport<text:s/></text:span><text:span text:style-name="T2">javax.swing.*;<text:line-break/></text:span><text:span text:style-name="T3">import<text:s/></text:span><text:span text:style-name="T4">java.awt.*;<text:line-break/><text:line-break/></text:span><text:span text:style-name="T5">public class<text:s/></text:span><text:span text:style-name="T6">Selecionar {<text:line-break/><text:s text:c="4"/></text:span><text:span text:style-name="T7">private<text:s/></text:span><text:span text:style-name="T8">JFrame<text:s/></text:span><text:span text:style-name="T9">frame</text:span><text:span text:style-name="T10">;<text:line-break/><text:line-break/><text:s text:c="4"/></text:span><text:span text:style-name="T11">public<text:s/></text:span><text:span text:style-name="T12">Selecionar</text:span><text:span text:style-name="T13">() {<text:line-break/><text:s text:c="8"/></text:span><text:span text:style-name="T14">// Criando o frame principal<text:line-break/><text:s text:c="8"/></text:span><text:span text:style-name="T15">frame<text:s/></text:span><text:span text:style-name="T16">=<text:s/></text:span><text:span text:style-name="T17">new<text:s/></text:span><text:span text:style-name="T18">JFrame(</text:span><text:span text:style-name="T19">"Sistema de Biblioteca"</text:span><text:span text:style-name="T20">);<text:line-break/><text:s text:c="8"/></text:span><text:span text:style-name="T21">frame</text:span><text:span text:style-name="T22">.setDefaultCloseOperation(JFrame.</text:span><text:span text:style-name="T23">EXIT_ON_CLOSE</text:span><text:span text:style-name="T24">);<text:line-break/><text:s text:c="8"/></text:span><text:span text:style-name="T25">frame</text:span><text:span text:style-name="T26">.setSize(</text:span><text:span text:style-name="T27">400</text:span><text:span text:style-name="T28">,<text:s/></text:span><text:span text:style-name="T29">400</text:span><text:span text:style-name="T30">);<text:line-break/><text:s text:c="8"/></text:span><text:span text:style-name="T31">frame</text:span><text:span text:style-name="T32">.setLayout(</text:span><text:span text:style-name="T33">null</text:span><text:span text:style-name="T34">);<text:line-break/><text:line-break/><text:s text:c="8"/></text:span><text:span text:style-name="T35">//<text:s/></text:span><text:span text:style-name="T36">Í</text:span><text:span text:style-name="T37">cone da biblioteca<text:line-break/><text:s text:c="8"/></text:span><text:span text:style-name="T38">JLabel iconLabel =<text:s/></text:span><text:span text:style-name="T39">new<text:s/></text:span><text:span text:style-name="T40">JLabel(</text:span><text:span text:style-name="T41">new<text:s/></text:span><text:span text:style-name="T42">ImageIcon(Selecionar.</text:span><text:span text:style-name="T43">class</text:span><text:span text:style-name="T44">.getResource(</text:span><text:span text:style-name="T45">"imu.png"</text:span><text:span text:style-name="T46">)));<text:s/></text:span><text:span text:style-name="T47">// Ajuste o caminho da imagem<text:line-break/><text:s text:c="8"/></text:span><text:span text:style-name="T48">iconLabel.setBounds(</text:span><text:span text:style-name="T49">150</text:span><text:span text:style-name="T50">,<text:s/></text:span><text:span text:style-name="T51">10</text:span><text:span text:style-name="T52">,<text:s/></text:span><text:span text:style-name="T53">100</text:span><text:span text:style-name="T54">,<text:s/></text:span><text:span text:style-name="T55">100</text:span><text:span text:style-name="T56">);<text:s/></text:span><text:span text:style-name="T57">// Posicionando o<text:s/></text:span><text:span text:style-name="T58">í</text:span><text:span text:style-name="T59">cone<text:line-break/><text:s text:c="8"/></text:span><text:span text:style-name="T60">frame</text:span><text:span text:style-name="T61">.add(iconLabel);<text:line-break/><text:line-break/><text:s text:c="8"/></text:span><text:span text:style-name="T62">// Bot</text:span><text:span text:style-name="T63">ã</text:span><text:span text:style-name="T64">o "Cadastrar Livro"<text:line-break/><text:s text:c="8"/></text:span><text:span text:style-name="T65">JButton btnCadastrarLivro =<text:s/></text:span><text:span text:style-name="T66">new<text:s/></text:span><text:span text:style-name="T67">JButton(</text:span><text:span text:style-name="T68">"Cadastrar Livro"</text:span><text:span text:style-name="T69">);<text:line-break/><text:s text:c="8"/>btnCadastrarLivro.setBounds(</text:span><text:span text:style-name="T70">50</text:span><text:span text:style-name="T71">,<text:s/></text:span><text:span text:style-name="T72">120</text:span><text:span text:style-name="T73">,<text:s/></text:span><text:span text:style-name="T74">300</text:span><text:span text:style-name="T75">,<text:s/></text:span><text:span text:style-name="T76">30</text:span><text:span text:style-name="T77">);<text:line-break/><text:s text:c="8"/></text:span><text:span text:style-name="T78">frame</text:span><text:span text:style-name="T79">.add(btnCadastrarLivro);<text:line-break/><text:line-break/><text:s text:c="8"/></text:span><text:span text:style-name="T80">// Bot</text:span><text:span text:style-name="T81">ã</text:span><text:span text:style-name="T82">o "Livros Emprestados/Dispon</text:span><text:span text:style-name="T83">í</text:span><text:span text:style-name="T84">veis"<text:line-break/><text:s text:c="8"/></text:span><text:span text:style-name="T85">JButton btnLivrosStatus =<text:s/></text:span><text:span text:style-name="T86">new<text:s/></text:span><text:span text:style-name="T87">JButton(</text:span><text:span text:style-name="T88">"Livros Emprestados/Dispon</text:span><text:span text:style-name="T89">í</text:span><text:span text:style-name="T90">veis"</text:span><text:span text:style-name="T91">);<text:line-break/><text:s text:c="8"/>btnLivrosStatus.setBounds(</text:span><text:span text:style-name="T92">50</text:span><text:span text:style-name="T93">,<text:s/></text:span><text:span text:style-name="T94">160</text:span><text:span text:style-name="T95">,<text:s/></text:span><text:span text:style-name="T96">300</text:span><text:span text:style-name="T97">,<text:s/></text:span><text:span text:style-name="T98">30</text:span><text:span text:style-name="T99">);<text:line-break/><text:s text:c="8"/></text:span><text:span text:style-name="T100">frame</text:span><text:span text:style-name="T101">.add(btnLivrosStatus);<text:line-break/><text:line-break/><text:s text:c="8"/></text:span><text:span text:style-name="T102">// Bot</text:span><text:span text:style-name="T103">ã</text:span><text:span text:style-name="T104">o "Emprestar Livros"<text:line-break/><text:s text:c="8"/></text:span><text:span text:style-name="T105">JButton btnEmprestar =<text:s/></text:span><text:span text:style-name="T106">new<text:s/></text:span><text:span text:style-name="T107">JButton(</text:span><text:span text:style-name="T108">"Emprestar Livros"</text:span><text:span text:style-name="T109">);<text:line-break/><text:s text:c="8"/>btnEmprestar.setBounds(</text:span><text:span text:style-name="T110">50</text:span><text:span text:style-name="T111">,<text:s/></text:span><text:span text:style-name="T112">200</text:span><text:span text:style-name="T113">,<text:s/></text:span><text:span text:style-name="T114">300</text:span><text:span text:style-name="T115">,<text:s/></text:span><text:span text:style-name="T116">30</text:span><text:span text:style-name="T117">);<text:line-break/><text:s text:c="8"/></text:span><text:span text:style-name="T118">frame</text:span><text:span text:style-name="T119">.add(btnEmprestar);<text:line-break/><text:line-break/><text:s text:c="8"/></text:span><text:span text:style-name="T120">// Bot</text:span><text:span text:style-name="T121">ã</text:span><text:span text:style-name="T122">o "Devolver Livros"<text:line-break/><text:s text:c="8"/></text:span><text:span text:style-name="T123">JButton btnDevolver =<text:s/></text:span><text:span text:style-name="T124">new<text:s/></text:span><text:span text:style-name="T125">JButton(</text:span><text:span text:style-name="T126">"Devolver Livros"</text:span><text:span text:style-name="T127">);<text:line-break/><text:s text:c="8"/>btnDevolver.setBounds(</text:span><text:span text:style-name="T128">50</text:span><text:span text:style-name="T129">,<text:s/></text:span><text:span text:style-name="T130">240</text:span><text:span text:style-name="T131">,<text:s/></text:span><text:span text:style-name="T132">300</text:span><text:span text:style-name="T133">,<text:s/></text:span><text:span text:style-name="T134">30</text:span><text:span text:style-name="T135">);<text:line-break/><text:s text:c="8"/></text:span><text:span text:style-name="T136">frame</text:span><text:span text:style-name="T137">.add(btnDevolver);<text:line-break/><text:line-break/><text:s text:c="8"/></text:span><text:span text:style-name="T138">// Configurando fundo<text:line-break/><text:s text:c="8"/></text:span><text:span text:style-name="T139">frame</text:span><text:span text:style-name="T140">.getContentPane().setBackground(Color.</text:span><text:span text:style-name="T141">decode</text:span><text:span text:style-name="T142">(</text:span><text:span text:style-name="T143">"#87CEEB"</text:span><text:span text:style-name="T144">));<text:s/></text:span><text:span text:style-name="T145">// Cor azul-claro<text:line-break/><text:line-break/><text:s text:c="8"/>// Listener para o bot</text:span><text:span text:style-name="T146">ã</text:span><text:span text:style-name="T147">o "Cadastrar Livro"<text:line-break/><text:s text:c="8"/></text:span><text:span text:style-name="T148">btnCadastrarLivro.addActionListener(e -&gt; {<text:line-break/><text:s text:c="12"/></text:span><text:span text:style-name="T149">frame</text:span><text:span text:style-name="T150">.dispose();<text:s/></text:span><text:span text:style-name="T151">// Fecha a tela atual<text:line-break/><text:s text:c="12"/></text:span><text:span text:style-name="T152">new<text:s/></text:span><text:span text:style-name="T153">LivroCadastro();<text:s/></text:span><text:span text:style-name="T154">// Abre a tela de cadastro de livros<text:line-break/><text:s text:c="8"/></text:span><text:span text:style-name="T155">});<text:line-break/><text:line-break/><text:s text:c="8"/></text:span><text:span text:style-name="T156">// Listener para o bot</text:span><text:span text:style-name="T157">ã</text:span><text:span text:style-name="T158">o "Livros Emprestados/Dispon</text:span><text:span text:style-name="T159">í</text:span><text:span text:style-name="T160">veis"<text:line-break/><text:s text:c="8"/></text:span><text:span text:style-name="T161">btnLivrosStatus.addActionListener(e -&gt; {<text:line-break/><text:s text:c="12"/></text:span><text:span text:style-name="T162">frame</text:span><text:span text:style-name="T163">.dispose();<text:s/></text:span><text:span text:style-name="T164">// Fecha a tela atual<text:line-break/><text:s text:c="12"/></text:span><text:span text:style-name="T165">new<text:s/></text:span><text:span text:style-name="T166">BibliotecaBuscar();<text:s/></text:span><text:span text:style-name="T167">// Abre a tela de busca<text:line-break/><text:s text:c="8"/></text:span><text:span text:style-name="T168">});<text:line-break/><text:line-break/><text:s text:c="8"/></text:span><text:span text:style-name="T169">frame</text:span><text:span text:style-name="T170">.setVisible(</text:span><text:span text:style-name="T171">true</text:span><text:span text:style-name="T172">);<text:line-break/><text:s text:c="4"/>}<text:line-break/><text:line-break/><text:s text:c="4"/></text:span><text:span text:style-name="T173">public static void<text:s/></text:span><text:span text:style-name="T174">main</text:span><text:span text:style-name="T175">(String[] args) {<text:line-break/><text:s text:c="8"/></text:span><text:span text:style-name="T176">new<text:s/></text:span><text:span text:style-name="T177">Selecionar();<text:s/></text:span><text:span text:style-name="T178">// Inicializa a tela principal<text:line-break/><text:s text:c="4"/></text:span><text:span text:style-name="T179">}<text:line-break/>}<text:line-break/></text:span></text:p>
      <text:p text:style-name="P2"><text:span text:style-name="T18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